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794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794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667cm" fo:padding-top="0.137cm" fo:padding-bottom="0.137cm" fo:padding-left="0.262cm" fo:padding-right="0.262cm"/>
    </style:style>
    <style:style style:name="gr4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77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18cm" svg:height="0.889cm" svg:x="1.27cm" svg:y="2.032cm">
          <text:p text:style-name="P1"><text:span text:style-name="T1">Level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18cm" svg:height="0.889cm" svg:x="5.572cm" svg:y="1.127cm">
          <text:p text:style-name="P1"><text:span text:style-name="T1">Level 1</text:span></text:p>
          <text:p text:style-name="P1"><text:span text:style-name="T2">C1 (no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18cm" svg:height="0.889cm" svg:x="5.572cm" svg:y="2.016cm">
          <text:p text:style-name="P1"><text:span text:style-name="T1">Level 2</text:span></text:p>
          <text:p text:style-name="P1"><text:span text:style-name="T2">C1 (limited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318cm" svg:height="0.889cm" svg:x="5.572cm" svg:y="2.905cm">
          <text:p text:style-name="P1"><text:span text:style-name="T1">Level 3</text:span></text:p>
          <text:p text:style-name="P1"><text:span text:style-name="T2">C1 (full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3.191cm" svg:height="0.889cm" svg:x="9.906cm" svg:y="2.032cm">
          <text:p text:style-name="P1"><text:span text:style-name="T1">Level 4</text:span></text:p>
          <text:p text:style-name="P1"><text:span text:style-name="T2">C2 (full optimizatio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.588cm" svg:y1="2.476cm" svg:x2="5.572cm" svg:y2="3.349cm" draw:start-shape="id1" draw:start-glue-point="1" draw:end-shape="id2" draw:end-glue-point="3" svg:d="M4588 2476l984 873" svg:viewBox="0 0 985 874">
          <text:p/>
        </draw:connector>
        <draw:connector draw:style-name="gr4" draw:text-style-name="P5" draw:layer="layout" draw:type="line" svg:x1="8.89cm" svg:y1="3.349cm" svg:x2="9.906cm" svg:y2="2.476cm" draw:start-shape="id2" draw:start-glue-point="1" draw:end-shape="id3" draw:end-glue-point="3" svg:d="M8890 3349l1016-873" svg:viewBox="0 0 1017 874">
          <text:p/>
        </draw:connector>
        <draw:line draw:style-name="gr5" draw:text-style-name="P5" draw:layer="layout" svg:x1="5.08cm" svg:y1="1.016cm" svg:x2="5.08cm" svg:y2="4.572cm">
          <text:p/>
        </draw:line>
        <draw:line draw:style-name="gr5" draw:text-style-name="P5" draw:layer="layout" svg:x1="9.271cm" svg:y1="1.016cm" svg:x2="9.271cm" svg:y2="4.572cm">
          <text:p/>
        </draw:line>
        <draw:frame draw:style-name="gr6" draw:text-style-name="P6" draw:layer="layout" svg:width="1.577cm" svg:height="0.725cm" svg:x="2.032cm" svg:y="3.937cm">
          <draw:text-box>
            <text:p><text:span text:style-name="T3">Tier 0</text:span></text:p>
          </draw:text-box>
        </draw:frame>
        <draw:frame draw:style-name="gr6" draw:text-style-name="P6" draw:layer="layout" svg:width="1.577cm" svg:height="0.725cm" svg:x="6.35cm" svg:y="3.937cm">
          <draw:text-box>
            <text:p><text:span text:style-name="T3">Tier 1</text:span></text:p>
          </draw:text-box>
        </draw:frame>
        <draw:frame draw:style-name="gr6" draw:text-style-name="P6" draw:layer="layout" svg:width="1.577cm" svg:height="0.725cm" svg:x="10.691cm" svg:y="3.937cm">
          <draw:text-box>
            <text:p><text:span text:style-name="T3">Tier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6-05T12:50:05.331991897</dc:date>
    <meta:editing-duration>PT28M45S</meta:editing-duration>
    <meta:editing-cycles>7</meta:editing-cycles>
    <meta:generator>LibreOffice/4.4.3.2$Linux_X86_64 LibreOffice_project/40m0$Build-2</meta:generator>
    <meta:document-statistic meta:object-count="12"/>
  </office:meta>
</office:document-meta>
</file>